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font-size="18pt" fo:font-weight="bold" officeooo:rsid="00041209" officeooo:paragraph-rsid="00041209"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4pt" officeooo:rsid="00041209" officeooo:paragraph-rsid="00041209" style:font-size-asian="12.25pt" style:font-size-complex="14pt"/>
    </style:style>
    <style:style style:name="P3" style:family="paragraph" style:parent-style-name="Standard">
      <style:paragraph-properties fo:text-align="start" style:justify-single-word="false"/>
      <style:text-properties fo:font-size="14pt" officeooo:rsid="00041209" officeooo:paragraph-rsid="00041209" style:font-size-asian="12.25pt" style:font-size-complex="14pt"/>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041209" officeooo:paragraph-rsid="00041209" style:font-size-asian="14pt" style:font-size-complex="14pt"/>
    </style:style>
    <style:style style:name="P5" style:family="paragraph" style:parent-style-name="Standard">
      <style:paragraph-properties fo:text-align="center" style:justify-single-word="false"/>
      <style:text-properties fo:font-size="16pt" officeooo:rsid="00041209" officeooo:paragraph-rsid="00041209" style:font-size-asian="14pt" style:font-size-complex="16pt"/>
    </style:style>
    <style:style style:name="P6" style:family="paragraph" style:parent-style-name="Standard">
      <style:paragraph-properties fo:text-align="start" style:justify-single-word="false" fo:break-before="page"/>
      <style:text-properties fo:color="#c9211e" loext:opacity="100%" fo:font-size="14pt" officeooo:rsid="00041209" officeooo:paragraph-rsid="00041209" style:font-size-asian="12.25pt" style:font-size-complex="14pt"/>
    </style:style>
    <style:style style:name="P7" style:family="paragraph" style:parent-style-name="Standard">
      <style:paragraph-properties fo:text-align="start" style:justify-single-word="false"/>
      <style:text-properties fo:color="#c9211e" loext:opacity="100%" fo:font-size="14pt" officeooo:rsid="00087a5e" officeooo:paragraph-rsid="00087a5e" style:font-size-asian="14pt" style:font-size-complex="14pt"/>
    </style:style>
    <style:style style:name="P8" style:family="paragraph" style:parent-style-name="Standard">
      <style:paragraph-properties fo:text-align="start" style:justify-single-word="false" fo:break-before="page"/>
      <style:text-properties fo:color="#c9211e" loext:opacity="100%" fo:font-size="14pt" officeooo:rsid="000c30cc" officeooo:paragraph-rsid="000c30cc" style:font-size-asian="14pt" style:font-size-complex="14pt"/>
    </style:style>
    <style:style style:name="P9" style:family="paragraph" style:parent-style-name="Standard">
      <style:paragraph-properties fo:text-align="start" style:justify-single-word="false"/>
      <style:text-properties fo:color="#c9211e" loext:opacity="100%" fo:font-size="14pt" officeooo:rsid="000fdc22" officeooo:paragraph-rsid="000fdc22" style:font-size-asian="14pt" style:font-size-complex="14pt"/>
    </style:style>
    <style:style style:name="P10" style:family="paragraph" style:parent-style-name="Standard">
      <style:paragraph-properties fo:text-align="start" style:justify-single-word="false"/>
      <style:text-properties fo:color="#c9211e" loext:opacity="100%" fo:font-size="14pt" officeooo:rsid="0011354e" officeooo:paragraph-rsid="0011354e" style:font-size-asian="14pt" style:font-size-complex="14pt"/>
    </style:style>
    <style:style style:name="P11" style:family="paragraph" style:parent-style-name="Standard">
      <style:paragraph-properties fo:text-align="start" style:justify-single-word="false"/>
      <style:text-properties fo:font-size="12pt" officeooo:rsid="000582f7" officeooo:paragraph-rsid="000582f7" style:font-size-asian="12pt" style:font-size-complex="12pt"/>
    </style:style>
    <style:style style:name="P12" style:family="paragraph" style:parent-style-name="Standard">
      <style:paragraph-properties fo:text-align="start" style:justify-single-word="false"/>
      <style:text-properties fo:font-size="12pt" officeooo:rsid="00041209" officeooo:paragraph-rsid="00041209" style:font-size-asian="12pt" style:font-size-complex="12pt"/>
    </style:style>
    <style:style style:name="P13" style:family="paragraph" style:parent-style-name="Standard">
      <style:paragraph-properties fo:text-align="start" style:justify-single-word="false"/>
      <style:text-properties fo:font-size="12pt" officeooo:rsid="00087a5e" officeooo:paragraph-rsid="00087a5e" style:font-size-asian="12pt" style:font-size-complex="12pt"/>
    </style:style>
    <style:style style:name="P14" style:family="paragraph" style:parent-style-name="Standard">
      <style:paragraph-properties fo:text-align="start" style:justify-single-word="false"/>
      <style:text-properties fo:font-size="12pt" officeooo:rsid="000c30cc" officeooo:paragraph-rsid="000c30cc" style:font-size-asian="12pt" style:font-size-complex="12pt"/>
    </style:style>
    <style:style style:name="P15" style:family="paragraph" style:parent-style-name="Standard">
      <style:paragraph-properties fo:text-align="start" style:justify-single-word="false"/>
      <style:text-properties fo:font-size="12pt" officeooo:rsid="000fdc22" officeooo:paragraph-rsid="000fdc22" style:font-size-asian="12pt" style:font-size-complex="12pt"/>
    </style:style>
    <style:style style:name="P16" style:family="paragraph" style:parent-style-name="Standard">
      <style:paragraph-properties fo:text-align="start" style:justify-single-word="false"/>
      <style:text-properties fo:font-size="12pt" officeooo:rsid="0011354e" officeooo:paragraph-rsid="0011354e" style:font-size-asian="12pt" style:font-size-complex="12pt"/>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officeooo:rsid="000c30cc" officeooo:paragraph-rsid="000c30cc" style:font-size-asian="12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officeooo:rsid="000fdc22" officeooo:paragraph-rsid="000fdc22" style:font-size-asian="12pt" style:font-size-complex="12pt"/>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officeooo:rsid="0011354e" officeooo:paragraph-rsid="0011354e" style:font-size-asian="12pt" style:font-size-complex="12pt"/>
    </style:style>
    <style:style style:name="P20" style:family="paragraph" style:parent-style-name="Standard">
      <style:paragraph-properties fo:text-align="center" style:justify-single-word="false"/>
      <style:text-properties fo:font-size="16pt" officeooo:rsid="00041209" officeooo:paragraph-rsid="001171d9" style:font-size-asian="14pt" style:font-size-complex="16pt"/>
    </style:style>
    <style:style style:name="P21" style:family="paragraph" style:parent-style-name="Standard">
      <style:paragraph-properties fo:text-align="start" style:justify-single-word="false"/>
      <style:text-properties fo:font-size="14pt" officeooo:rsid="000582f7" officeooo:paragraph-rsid="000582f7" style:font-size-asian="12.25pt" style:font-size-complex="14pt"/>
    </style:style>
    <style:style style:name="P22" style:family="paragraph" style:parent-style-name="Standard">
      <style:paragraph-properties fo:text-align="start" style:justify-single-word="false"/>
      <style:text-properties fo:font-size="10pt" officeooo:rsid="000582f7" officeooo:paragraph-rsid="000582f7" style:font-size-asian="10pt" style:font-size-complex="10pt"/>
    </style:style>
    <style:style style:name="P23" style:family="paragraph" style:parent-style-name="Standard">
      <style:paragraph-properties fo:text-align="start" style:justify-single-word="false"/>
      <style:text-properties fo:font-size="10pt" officeooo:rsid="00087a5e" officeooo:paragraph-rsid="00087a5e" style:font-size-asian="10pt" style:font-size-complex="10pt"/>
    </style:style>
    <style:style style:name="P24" style:family="paragraph" style:parent-style-name="Standard">
      <style:paragraph-properties fo:text-align="start" style:justify-single-word="false"/>
      <style:text-properties officeooo:paragraph-rsid="0014d4c5"/>
    </style:style>
    <style:style style:name="P25" style:family="paragraph" style:parent-style-name="Standard">
      <style:paragraph-properties fo:text-align="start" style:justify-single-word="false"/>
      <style:text-properties officeooo:paragraph-rsid="0015eee4"/>
    </style:style>
    <style:style style:name="P26" style:family="paragraph" style:parent-style-name="Standard">
      <style:paragraph-properties fo:text-align="start" style:justify-single-word="false"/>
      <style:text-properties fo:font-size="12pt" officeooo:rsid="00041209" officeooo:paragraph-rsid="00041209" style:font-size-asian="12pt" style:font-size-complex="12pt"/>
    </style:style>
    <style:style style:name="P27" style:family="paragraph" style:parent-style-name="Standard">
      <style:paragraph-properties fo:text-align="start" style:justify-single-word="false"/>
      <style:text-properties fo:font-size="12pt" officeooo:rsid="00087a5e" officeooo:paragraph-rsid="001171d9" style:font-size-asian="12pt" style:font-size-complex="12pt"/>
    </style:style>
    <style:style style:name="P28" style:family="paragraph" style:parent-style-name="Standard">
      <style:paragraph-properties fo:text-align="start" style:justify-single-word="false"/>
      <style:text-properties fo:font-size="12pt" officeooo:rsid="00087a5e" officeooo:paragraph-rsid="00087a5e" style:font-size-asian="12pt" style:font-size-complex="12pt"/>
    </style:style>
    <style:style style:name="P29" style:family="paragraph" style:parent-style-name="Standard">
      <style:paragraph-properties fo:text-align="start" style:justify-single-word="false"/>
      <style:text-properties fo:font-size="12pt" officeooo:rsid="000b081e" officeooo:paragraph-rsid="000b081e" style:font-size-asian="12pt" style:font-size-complex="12pt"/>
    </style:style>
    <style:style style:name="P30" style:family="paragraph" style:parent-style-name="Standard">
      <style:paragraph-properties fo:text-align="start" style:justify-single-word="false"/>
      <style:text-properties fo:font-size="12pt" style:text-underline-style="none" fo:font-weight="bold" officeooo:rsid="000b081e" officeooo:paragraph-rsid="000b081e" style:font-size-asian="12pt" style:font-weight-asian="bold" style:font-size-complex="12pt" style:font-weight-complex="bold"/>
    </style:style>
    <style:style style:name="P31" style:family="paragraph" style:parent-style-name="Standard">
      <style:paragraph-properties fo:text-align="start" style:justify-single-word="false"/>
      <style:text-properties officeooo:rsid="0014d4c5" officeooo:paragraph-rsid="0014d4c5"/>
    </style:style>
    <style:style style:name="P32" style:family="paragraph" style:parent-style-name="Standard">
      <style:paragraph-properties fo:text-align="start" style:justify-single-word="false"/>
      <style:text-properties style:text-underline-style="none" fo:font-weight="bold" officeooo:paragraph-rsid="0014d4c5" style:font-weight-asian="bold" style:font-weight-complex="bold"/>
    </style:style>
    <style:style style:name="P33" style:family="paragraph" style:parent-style-name="Standard">
      <style:paragraph-properties fo:text-align="start" style:justify-single-word="false"/>
      <style:text-properties officeooo:rsid="0015eee4" officeooo:paragraph-rsid="0015eee4"/>
    </style:style>
    <style:style style:name="P34" style:family="paragraph" style:parent-style-name="Standard">
      <style:paragraph-properties fo:text-align="start" style:justify-single-word="false"/>
      <style:text-properties fo:font-weight="bold" officeooo:paragraph-rsid="0015eee4" style:font-weight-asian="bold" style:font-weight-complex="bold"/>
    </style:style>
    <style:style style:name="P35" style:family="paragraph" style:parent-style-name="Standard">
      <style:paragraph-properties fo:text-align="start" style:justify-single-word="false"/>
      <style:text-properties fo:font-weight="bold" officeooo:rsid="0015eee4" officeooo:paragraph-rsid="0015eee4" style:font-weight-asian="bold" style:font-weight-complex="bold"/>
    </style:style>
    <style:style style:name="P36" style:family="paragraph" style:parent-style-name="Standard">
      <style:paragraph-properties fo:text-align="start" style:justify-single-word="false"/>
      <style:text-properties fo:font-weight="bold" officeooo:rsid="00165191" officeooo:paragraph-rsid="00165191" style:font-weight-asian="bold" style:font-weight-complex="bold"/>
    </style:style>
    <style:style style:name="P37" style:family="paragraph" style:parent-style-name="Standard">
      <style:paragraph-properties fo:text-align="start" style:justify-single-word="false"/>
      <style:text-properties officeooo:rsid="00165191" officeooo:paragraph-rsid="00165191"/>
    </style:style>
    <style:style style:name="T1" style:family="text">
      <style:text-properties officeooo:rsid="00087a5e"/>
    </style:style>
    <style:style style:name="T2" style:family="text">
      <style:text-properties style:text-underline-style="solid" style:text-underline-width="auto" style:text-underline-color="font-color"/>
    </style:style>
    <style:style style:name="T3" style:family="text">
      <style:text-properties officeooo:rsid="001171d9"/>
    </style:style>
    <style:style style:name="T4" style:family="text">
      <style:text-properties fo:font-style="italic" officeooo:rsid="001171d9" style:font-style-asian="italic" style:font-style-complex="italic"/>
    </style:style>
    <style:style style:name="T5" style:family="text">
      <style:text-properties fo:font-style="normal" officeooo:rsid="001171d9" style:font-style-asian="normal" style:font-style-complex="normal"/>
    </style:style>
    <style:style style:name="T6" style:family="text">
      <style:text-properties officeooo:rsid="00130887"/>
    </style:style>
    <style:style style:name="T7" style:family="text">
      <style:text-properties fo:font-size="12pt" officeooo:rsid="0014d4c5" style:font-size-asian="12pt" style:font-size-complex="12pt"/>
    </style:style>
    <style:style style:name="T8" style:family="text">
      <style:text-properties officeooo:rsid="00141634"/>
    </style:style>
    <style:style style:name="T9" style:family="text">
      <style:text-properties officeooo:rsid="0014aa93"/>
    </style:style>
    <style:style style:name="T10" style:family="text">
      <style:text-properties officeooo:rsid="0015eee4"/>
    </style:style>
    <style:style style:name="T11" style:family="text">
      <style:text-properties officeooo:rsid="00165191"/>
    </style:style>
    <style:style style:name="T12" style:family="text">
      <style:text-properties officeooo:rsid="0016a8ee"/>
    </style:style>
    <style:style style:name="T13" style:family="text">
      <style:text-properties officeooo:rsid="0016c0dc"/>
    </style:style>
    <style:style style:name="T14" style:family="text">
      <style:text-properties style:text-underline-style="none" fo:font-weight="bold"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QUITECTURA DE </text:p>
      <text:p text:style-name="P1">ORDENADORES</text:p>
      <text:p text:style-name="P2"/>
      <text:p text:style-name="P2"/>
      <text:p text:style-name="P20">Práctica <text:span text:style-name="T3">4</text:span>: <text:span text:style-name="T3">Explotar el potencial </text:span></text:p>
      <text:p text:style-name="P20"><text:span text:style-name="T3">de las arquitecturas modernas</text:span></text:p>
      <text:p text:style-name="P5"/>
      <text:p text:style-name="P4">Grupo 1313, Pareja 04:</text:p>
      <text:p text:style-name="P4"/>
      <text:p text:style-name="P2">Florentino García Aznar</text:p>
      <text:p text:style-name="P2">Alejandro Monterrubio Navarro</text:p>
      <text:p text:style-name="P6">Ejercicio <text:span text:style-name="T1">0</text:span>:</text:p>
      <text:p text:style-name="P3"/>
      <text:p text:style-name="P12">La información sobre la arquitectura de la máquina utilizada para esta práctica se obtuvo a través de los comandos cat /proc/cpuinfo y sudo dmidecode en un sistema Linux. A continuación, se detallan los aspectos clave relacionados con la topología del sistema:</text:p>
      <text:p text:style-name="P12"/>
      <text:p text:style-name="P12"><text:span text:style-name="T6">1. </text:span>Procesador:</text:p>
      <text:p text:style-name="P12"/>
      <text:p text:style-name="P12"><text:s text:c="2"/>- Modelo: AMD Ryzen 9 5900X 12-Core Processor.</text:p>
      <text:p text:style-name="P12"><text:s text:c="2"/>- Frecuencia Base: 2200 MHz (2.2 GHz).</text:p>
      <text:p text:style-name="P12"><text:s text:c="2"/>- Frecuencia Máxima: 4950 MHz (4.95 GHz), como se indica en dmidecode.</text:p>
      <text:p text:style-name="P12"><text:s text:c="2"/>- Frecuencia Actual: 3700 MHz, lo que sugiere un estado operativo con un aumento en la frecuencia respecto a la base.</text:p>
      <text:p text:style-name="P12"/>
      <text:p text:style-name="P12"><text:span text:style-name="T6">2. </text:span>Hyperthreading:</text:p>
      <text:p text:style-name="P12"/>
      <text:p text:style-name="P12"><text:s text:c="2"/>- El sistema tiene hyperthreading activado, como se deduce de la diferencia entre el número de cpu cores (12 núcleos físicos) y siblings (24 hilos de procesamiento). Esto indica que cada núcleo físico puede manejar dos hilos, duplicando virtualmente el número de núcleos disponibles para procesamiento.</text:p>
      <text:p text:style-name="P12"/>
      <text:p text:style-name="P12"><text:span text:style-name="T6">3. </text:span>Arquitectura y Memoria:</text:p>
      <text:p text:style-name="P12"/>
      <text:p text:style-name="P12"><text:s text:c="2"/>- Placa Base: MAG X570S TOMAHAWK MAX WIFI (MS-7D54) de Micro-Star International Co., Ltd.</text:p>
      <text:p text:style-name="P12"><text:s text:c="2"/>- Memoria RAM: La configuración de memoria es DDR4 con una velocidad de 2133 MT/s, aunque esta velocidad puede ser superior dependiendo de la configuración específica del sistema.</text:p>
      <text:p text:style-name="P12"><text:s text:c="2"/>- Capacidad Máxima de Memoria: 128 GB.</text:p>
      <text:p text:style-name="P12"/>
      <text:p text:style-name="P11"><text:span text:style-name="T6">La forma en la que se imprime la información con los comandos es esta</text:span>:</text:p>
      <text:p text:style-name="P11"/>
      <text:p text:style-name="P11"><text:s/>&gt; <text:span text:style-name="T3">cat </text:span><text:span text:style-name="T5">proc</text:span><text:span text:style-name="T4">/</text:span><text:span text:style-name="T5">cpuinfo</text:span></text:p>
      <text:p text:style-name="P11"/>
      <text:p text:style-name="P11">Esto nos proporciona la siguiente información:</text:p>
      <text:p text:style-name="P11"/>
      <text:p text:style-name="P22">processor<text:tab/>: 0</text:p>
      <text:p text:style-name="P22">vendor_id<text:tab/>: AuthenticAMD</text:p>
      <text:p text:style-name="P22">cpu family<text:tab/>: 25</text:p>
      <text:p text:style-name="P22">model<text:tab/><text:tab/>: 33</text:p>
      <text:p text:style-name="P22">model name<text:tab/>: AMD Ryzen 9 5900X 12-Core Processor</text:p>
      <text:p text:style-name="P22">stepping<text:tab/>: 2</text:p>
      <text:p text:style-name="P22">microcode<text:tab/>: 0xa201204</text:p>
      <text:p text:style-name="P22">cpu MHz<text:tab/><text:tab/>: 2200.000</text:p>
      <text:p text:style-name="P22">cache size<text:tab/>: 512 KB</text:p>
      <text:p text:style-name="P22">physical id<text:tab/>: 0</text:p>
      <text:p text:style-name="P22">siblings<text:tab/>: 24</text:p>
      <text:p text:style-name="P22">core id<text:tab/><text:tab/>: 0</text:p>
      <text:p text:style-name="P22">cpu cores<text:tab/>: 12</text:p>
      <text:p text:style-name="P22">apicid<text:tab/><text:tab/>: 0</text:p>
      <text:p text:style-name="P22">initial apicid<text:tab/>: 0</text:p>
      <text:p text:style-name="P22">fpu<text:tab/><text:tab/>: yes</text:p>
      <text:p text:style-name="P22">fpu_exception<text:tab/>: yes</text:p>
      <text:p text:style-name="P22">cpuid level<text:tab/>: 16</text:p>
      <text:p text:style-name="P22">wp<text:tab/><text:tab/>: yes</text:p>
      <text:p text:style-name="P22"><text:soft-page-break/>flags<text:tab/><text:tab/>: fpu vme de pse tsc msr pae mce cx8 apic sep mtrr pge mca cmov pat pse36 clflush mmx fxsr sse sse2 ht syscall nx mmxext fxsr_opt pdpe1gb rdtscp lm constant_tsc rep_good nopl nonstop_tsc cpuid extd_apicid aperfmperf rapl pni pclmulqdq monitor ssse3 fma cx16 sse4_1 sse4_2 movbe popcnt aes xsave avx f16c rdrand lahf_lm cmp_legacy svm extapic cr8_legacy abm sse4a misalignsse 3dnowprefetch osvw ibs skinit wdt tce topoext perfctr_core perfctr_nb bpext perfctr_llc mwaitx cpb cat_l3 cdp_l3 hw_pstate ssbd mba ibrs ibpb stibp vmmcall fsgsbase bmi1 avx2 smep bmi2 erms invpcid cqm rdt_a rdseed adx smap clflushopt clwb sha_ni xsaveopt xsavec xgetbv1 xsaves cqm_llc cqm_occup_llc cqm_mbm_total cqm_mbm_local clzero irperf xsaveerptr rdpru wbnoinvd arat npt lbrv svm_lock nrip_save tsc_scale vmcb_clean flushbyasid decodeassists pausefilter pfthreshold avic v_vmsave_vmload vgif v_spec_ctrl umip pku ospke vaes vpclmulqdq rdpid overflow_recov succor smca fsrm</text:p>
      <text:p text:style-name="P22">bugs<text:tab/><text:tab/>: sysret_ss_attrs spectre_v1 spectre_v2 spec_store_bypass srso</text:p>
      <text:p text:style-name="P22">bogomips<text:tab/>: 7400.11</text:p>
      <text:p text:style-name="P22">TLB size<text:tab/>: 2560 4K pages</text:p>
      <text:p text:style-name="P22">clflush size<text:tab/>: 64</text:p>
      <text:p text:style-name="P22">cache_alignment<text:tab/>: 64</text:p>
      <text:p text:style-name="P22">address sizes<text:tab/>: 48 bits physical, 48 bits virtual</text:p>
      <text:p text:style-name="P22">power management: ts ttp tm hwpstate cpb eff_freq_ro [13] [14]</text:p>
      <text:p text:style-name="P22"/>
      <text:p text:style-name="P22">…</text:p>
      <text:p text:style-name="P22"/>
      <text:p text:style-name="P22">processor<text:tab/>: 23</text:p>
      <text:p text:style-name="P22">vendor_id<text:tab/>: AuthenticAMD</text:p>
      <text:p text:style-name="P22">cpu family<text:tab/>: 25</text:p>
      <text:p text:style-name="P22"/>
      <text:p text:style-name="P22">...</text:p>
      <text:p text:style-name="P21"/>
      <text:p text:style-name="P27">&gt; <text:span text:style-name="T8">sudo dmidecode</text:span></text:p>
      <text:p text:style-name="P13"/>
      <text:p text:style-name="P23">dmidecode 3.3</text:p>
      <text:p text:style-name="P23">Getting SMBIOS data from sysfs.</text:p>
      <text:p text:style-name="P23">SMBIOS 2.8 present.</text:p>
      <text:p text:style-name="P23">60 structures occupying 2544 bytes.</text:p>
      <text:p text:style-name="P23">Table at 0xCDA03000.</text:p>
      <text:p text:style-name="P23"/>
      <text:p text:style-name="P23">Handle 0x0000, DMI type 0, 26 bytes</text:p>
      <text:p text:style-name="P23">BIOS Information</text:p>
      <text:p text:style-name="P23"><text:tab/>Vendor: American Megatrends International, LLC.</text:p>
      <text:p text:style-name="P23"><text:tab/>Version: 1.00</text:p>
      <text:p text:style-name="P23"><text:tab/>Release Date: 07/06/2021</text:p>
      <text:p text:style-name="P23"><text:tab/>Address: 0xF0000</text:p>
      <text:p text:style-name="P23"><text:tab/>Runtime Size: 64 kB</text:p>
      <text:p text:style-name="P23"><text:tab/>ROM Size: 32 MB</text:p>
      <text:p text:style-name="P23"><text:tab/>Characteristics:</text:p>
      <text:p text:style-name="P23"><text:tab/><text:tab/>PCI is supported</text:p>
      <text:p text:style-name="P23"><text:tab/><text:tab/>BIOS is upgradeable</text:p>
      <text:p text:style-name="P23"><text:tab/><text:tab/>BIOS shadowing is allowed</text:p>
      <text:p text:style-name="P23"><text:tab/><text:tab/>Boot from CD is supported</text:p>
      <text:p text:style-name="P23"><text:tab/><text:tab/>Selectable boot is supported</text:p>
      <text:p text:style-name="P23"><text:tab/><text:tab/>BIOS ROM is socketed</text:p>
      <text:p text:style-name="P23"><text:tab/><text:tab/>EDD is supported</text:p>
      <text:p text:style-name="P23"><text:tab/><text:tab/>Japanese floppy for NEC 9800 1.2 MB is supported (int 13h)</text:p>
      <text:p text:style-name="P23"><text:tab/><text:tab/>Japanese floppy for Toshiba 1.2 MB is supported (int 13h)</text:p>
      <text:p text:style-name="P23"><text:tab/><text:tab/>5.25"/360 kB floppy services are supported (int 13h)</text:p>
      <text:p text:style-name="P23"><text:tab/><text:tab/>5.25"/1.2 MB floppy services are supported (int 13h)</text:p>
      <text:p text:style-name="P23"><text:tab/><text:tab/>3.5"/720 kB floppy services are supported (int 13h)</text:p>
      <text:p text:style-name="P23"><text:tab/><text:tab/>3.5"/2.88 MB floppy services are supported (int 13h)</text:p>
      <text:p text:style-name="P23"><text:tab/><text:tab/>Print screen service is supported (int 5h)</text:p>
      <text:p text:style-name="P23"><text:tab/><text:tab/>8042 keyboard services are supported (int 9h)</text:p>
      <text:p text:style-name="P23"><text:tab/><text:tab/>Serial services are supported (int 14h)</text:p>
      <text:p text:style-name="P23"><text:tab/><text:tab/>Printer services are supported (int 17h)</text:p>
      <text:p text:style-name="P23"><text:tab/><text:tab/>CGA/mono video services are supported (int 10h)</text:p>
      <text:p text:style-name="P23"><text:tab/><text:tab/>ACPI is supported</text:p>
      <text:p text:style-name="P23"><text:tab/><text:tab/>USB legacy is supported</text:p>
      <text:p text:style-name="P23"><text:soft-page-break/><text:tab/><text:tab/>BIOS boot specification is supported</text:p>
      <text:p text:style-name="P23"><text:tab/><text:tab/>Targeted content distribution is supported</text:p>
      <text:p text:style-name="P23"><text:tab/><text:tab/>UEFI is supported</text:p>
      <text:p text:style-name="P23"><text:tab/>BIOS Revision: 5.17</text:p>
      <text:p text:style-name="P23"/>
      <text:p text:style-name="P23">Handle 0x0001, DMI type 1, 27 bytes</text:p>
      <text:p text:style-name="P23">System Information</text:p>
      <text:p text:style-name="P23"><text:tab/>Manufacturer: Micro-Star International Co., Ltd.</text:p>
      <text:p text:style-name="P23"><text:tab/>Product Name: MS-7D54</text:p>
      <text:p text:style-name="P23"><text:tab/>Version: 1.0</text:p>
      <text:p text:style-name="P23"><text:tab/>Serial Number: To be filled by O.E.M.</text:p>
      <text:p text:style-name="P23"><text:tab/>UUID: 93bf4632-a028-b912-ae54-d8bbc18d7d12</text:p>
      <text:p text:style-name="P23"><text:tab/>Wake-up Type: Power Switch</text:p>
      <text:p text:style-name="P23"><text:tab/>SKU Number: To be filled by O.E.M.</text:p>
      <text:p text:style-name="P23"><text:tab/>Family: To be filled by O.E.M.</text:p>
      <text:p text:style-name="P23"/>
      <text:p text:style-name="P23">Handle 0x0002, DMI type 2, 15 bytes</text:p>
      <text:p text:style-name="P23">Base Board Information</text:p>
      <text:p text:style-name="P13"/>
      <text:p text:style-name="P23">…</text:p>
      <text:p text:style-name="P23"/>
      <text:p text:style-name="P23">Handle 0x003A, DMI type 143, 16 bytes</text:p>
      <text:p text:style-name="P23">OEM-specific Type</text:p>
      <text:p text:style-name="P23"><text:tab/>Header and Data:</text:p>
      <text:p text:style-name="P23"><text:tab/><text:tab/>8F 10 3A 00 00 01 02 03 04 05 06 07 08 09 0A 0B</text:p>
      <text:p text:style-name="P23"><text:tab/>Strings:</text:p>
      <text:p text:style-name="P23"><text:tab/><text:tab/>GOP1-[N/A] <text:s text:c="4"/></text:p>
      <text:p text:style-name="P23"><text:tab/><text:tab/>RAID-14.8.0.1042</text:p>
      <text:p text:style-name="P23"><text:tab/><text:tab/>PXEU1-v1.1.0.4</text:p>
      <text:p text:style-name="P23"><text:tab/><text:tab/>AMI-AptioV</text:p>
      <text:p text:style-name="P23"><text:tab/><text:tab/>GSES-5/1</text:p>
      <text:p text:style-name="P23"><text:tab/><text:tab/>MsiFlash-18</text:p>
      <text:p text:style-name="P23"><text:tab/><text:tab/>RavenPI-RAVEN_PI_VERSION</text:p>
      <text:p text:style-name="P23"><text:tab/><text:tab/>N/A</text:p>
      <text:p text:style-name="P23"><text:tab/><text:tab/>N/A</text:p>
      <text:p text:style-name="P23"><text:tab/><text:tab/>N/A</text:p>
      <text:p text:style-name="P23"><text:tab/><text:tab/>N/A</text:p>
      <text:p text:style-name="P23"><text:tab/><text:tab/>N/A</text:p>
      <text:p text:style-name="P23"/>
      <text:p text:style-name="P23">Handle 0x003B, DMI type 127, 4 bytes</text:p>
      <text:p text:style-name="P23">End Of Table</text:p>
      <text:p text:style-name="P13"/>
      <text:p text:style-name="P7">Ejercicio 1:</text:p>
      <text:p text:style-name="P13"/>
      <text:p text:style-name="P30">1.1 ¿Se pueden lanzar más threads que cores tenga el sistema? ¿Tiene sentido hacerlo?</text:p>
      <text:p text:style-name="P29"/>
      <text:p text:style-name="P29">Respuesta: Sí, se pueden lanzar más threads que cores en el sistema. En algunos casos, tiene sentido hacerlo, especialmente si los threads realizan operaciones de E/S o están esperando recursos, lo que puede llevar a un bloqueo. En tales situaciones, tener más threads que cores puede ayudar a utilizar mejor la CPU durante estos tiempos de espera. Sin embargo, para cálculos intensivos en CPU, lanzar más threads que cores puede llevar a una sobrecarga debido al cambio de contexto y a la competencia por los recursos del CPU.</text:p>
      <text:p text:style-name="P29"/>
      <text:p text:style-name="P29"><text:span text:style-name="T14">1.2 ¿Cuántos threads debería utilizar?</text:span></text:p>
      <text:p text:style-name="P29"/>
      <text:p text:style-name="P29">Equipo Propio: <text:span text:style-name="T9">El</text:span> procesador tiene 12 cores físicos y 24 hilos (debido al hyperthreading). Idealmente, <text:span text:style-name="T9">lo ideal sería</text:span> probar con 12 threads (cores físicos) y posiblemente también con 24 threads (hilos lógicos) para ver cómo afecta el rendimiento.</text:p>
      <text:p text:style-name="P29"/>
      <text:p text:style-name="P32"><text:soft-page-break/><text:span text:style-name="T7">1.3 </text:span>Modifique el programa omp1.c para utilizar las tres formas de elegir el número de threads y deduzca la prioridad entre ellas.</text:p>
      <text:p text:style-name="P24"/>
      <text:p text:style-name="P31">Modificaciones Realizadas:</text:p>
      <text:p text:style-name="P31">El programa omp1.c fue modificado para explorar las distintas formas de determinar el número de threads en un entorno OpenMP. Las modificaciones incluyeron:</text:p>
      <text:p text:style-name="P31"/>
      <text:p text:style-name="P31">El uso de la función omp_set_num_threads(int num_threads) para establecer programáticamente el número de threads.</text:p>
      <text:p text:style-name="P31">La inclusión de la cláusula num_threads(numthr) en la directiva #pragma omp parallel para definir el número de threads en el bloque de código paralelo.</text:p>
      <text:p text:style-name="P31">La configuración de la variable de entorno OMP_NUM_THREADS antes de ejecutar el programa para establecer el número de threads a nivel de entorno.</text:p>
      <text:p text:style-name="P31">Resultados y Prioridad:</text:p>
      <text:p text:style-name="P31">Los experimentos realizados arrojaron los siguientes resultados en cuanto a la prioridad de estas configuraciones:</text:p>
      <text:p text:style-name="P31"/>
      <text:p text:style-name="P31">Máxima Prioridad - Cláusula num_threads en #pragma omp parallel: La configuración que se establece mediante esta cláusula tiene la prioridad más alta. Independientemente de los valores proporcionados por omp_set_num_threads o OMP_NUM_THREADS, el número de threads utilizado por el programa corresponde al valor establecido en num_threads.</text:p>
      <text:p text:style-name="P31"/>
      <text:p text:style-name="P31">Prioridad Media - Función omp_set_num_threads: Cuando no se especifica la cláusula num_threads, el número de threads se rige por el valor establecido mediante omp_set_num_threads. Este valor sobrescribe la configuración de la variable de entorno OMP_NUM_THREADS.</text:p>
      <text:p text:style-name="P31"/>
      <text:p text:style-name="P31">Menor Prioridad - Variable de Entorno OMP_NUM_THREADS: La variable de entorno OMP_NUM_THREADS solo determina el número de threads cuando no hay ninguna configuración explícita en el código (ni a través de omp_set_num_threads ni mediante num_threads en #pragma omp parallel).</text:p>
      <text:p text:style-name="P31"/>
      <text:p text:style-name="P34"><text:span text:style-name="T10">1.4 </text:span>¿Cómo se comporta OpenMP cuando declaramos una variable privada?</text:p>
      <text:p text:style-name="P25"/>
      <text:p text:style-name="P33">Cuando se declara una variable como privada en OpenMP (private), cada hilo recibe su propia copia de la variable. Esta copia es independiente de las copias en otros hilos y no conserva el valor original que la variable tenía antes del bloque paralelo. Además, las modificaciones hechas a una variable privada por un hilo no afectan las copias en otros hilos ni la variable original fuera del bloque paralelo. Esto <text:span text:style-name="T11">se puede ver</text:span> en el comportamiento de la variable a, donde cada hilo empieza con su propia copia de a, la cual tiene un valor no inicializado o 0, y las modificaciones en un hilo no afectan a otros hilos.</text:p>
      <text:p text:style-name="P33"/>
      <text:p text:style-name="P35">1.5 ¿Qué ocurre con el valor de una variable privada al comenzar a ejecutarse la región paralela?</text:p>
      <text:p text:style-name="P33"/>
      <text:p text:style-name="P37">Cuando una variable se declara como privada (private) en OpenMP y comienza a ejecutarse la región paralela, cada hilo crea su propia copia local de esa variable. Lo importante a destacar es que el valor inicial de la variable privada no está definido al comienzo de la región paralela. Esto significa que la variable privada no hereda automáticamente el valor que tenía antes de entrar en el bloque paralelo.</text:p>
      <text:p text:style-name="P37"/>
      <text:p text:style-name="P37"><text:span text:style-name="T12">L</text:span>a variable a, que fue declarada como privada, tiene valores no inicializados o cero al comienzo de la región paralela en los diferentes hilos. Esto demuestra que las variables privadas no conservan o <text:soft-page-break/>no tienen un valor inicial definido, lo que puede llevar a valores indeterminados hasta que se asignen explícitamente dentro de la región paralela.</text:p>
      <text:p text:style-name="P37"/>
      <text:p text:style-name="P37">E<text:span text:style-name="T12">s decir</text:span>, al comienzo de una región paralela en OpenMP, el valor de una variable declarada como privada es indeterminado y no refleja necesariamente el valor que tenía antes de entrar en el bloque paralelo.</text:p>
      <text:p text:style-name="P37"/>
      <text:p text:style-name="P36">1.6 ¿Qué ocurre con el valor de una variable privada al finalizar la región paralela?</text:p>
      <text:p text:style-name="P37"/>
      <text:p text:style-name="P37">Al finalizar la región paralela en OpenMP, las variables privadas de cada hilo se descartan y no tienen ningún impacto en las variables fuera de la región paralela. Es decir, cualquier modificación hecha a una variable privada dentro de la región paralela queda confinada a esa región y al hilo específico que la realizó. Las variables privadas son esencialmente locales a la región paralela y su ciclo de vida se limita a esta.</text:p>
      <text:p text:style-name="P37"/>
      <text:p text:style-name="P37"><text:span text:style-name="T13">L</text:span>a variable a, que fue declarada como privada. Aunque a fue modificada dentro de la región paralela por cada hilo, estas modificaciones no afectaron el valor de a fuera de la región paralela. Esto se evidencia en el valor final de a después de la región paralela, que permanece igual al valor inicial antes de entrar en el bloque paralelo.</text:p>
      <text:p text:style-name="P37"/>
      <text:p text:style-name="P37"><text:span text:style-name="T12">E</text:span>l valor de una variable privada al finalizar la región paralela en OpenMP es descartado, y cualquier modificación hecha a esa variable dentro de la región paralela no afecta su estado fuera de dicha región.</text:p>
      <text:p text:style-name="P37"/>
      <text:p text:style-name="P36">1.7 ¿Ocurre lo mismo con las variables públicas?</text:p>
      <text:p text:style-name="P37"/>
      <text:p text:style-name="P37">En OpenMP, una variable declarada como pública (o compartida usando la cláusula shared) es accesible por todos los hilos dentro de una región paralela. A diferencia de las variables privadas, las cuales son locales a cada hilo y se descartan al finalizar la región paralela, las variables públicas mantienen cualquier modificación realizada por los hilos durante la ejecución paralela. Estas modificaciones son visibles y persistentes incluso después de que termina la región paralela.</text:p>
      <text:p text:style-name="P37"/>
      <text:p text:style-name="P37"><text:span text:style-name="T13">L</text:span>a variable b fue declarada como <text:span text:style-name="T13">pública</text:span>. Esto significa que todos los hilos trabajan con la misma instancia de b, y las modificaciones realizadas por cualquier hilo a b son visibles para todos los demás hilos y también después de que la región paralela termina. Esto se evidencia en la salida del programa, donde el valor final de b refleja las modificaciones acumulativas hechas por todos los hilos.</text:p>
      <text:p text:style-name="P37"/>
      <text:p text:style-name="P37"><text:span text:style-name="T13">A</text:span>l finalizar la región paralela en OpenMP, las variables públicas (compartidas) conservan las modificaciones realizadas por los hilos durante la ejecución paralela. Estas modificaciones son globales y afectan el estado de la variable fuera del bloque paralelo.</text:p>
      <text:p text:style-name="P8">Ejercicio 2:</text:p>
      <text:p text:style-name="P14"/>
      <text:p text:style-name="P17">Gráfica de Fallos de Escritura de Caché:</text:p>
      <text:p text:style-name="P14"/>
      <text:p text:style-name="P14">Programa Slow: A medida que el tamaño de la caché aumenta, el número de fallos de escritura disminuye. Esto es esperado ya que una caché más grande puede almacenar más datos, lo que reduce la necesidad de recuperar esos datos desde un nivel superior de memoria, que es más lento.</text:p>
      <text:p text:style-name="P14"/>
      <text:p text:style-name="P14">Programa Fast: Similar al programa slow, el programa fast también muestra una disminución en los fallos de escritura a medida que el tamaño de la caché aumenta.</text:p>
      <text:p text:style-name="P14"/>
      <text:p text:style-name="P17">Gráfica de Fallos de Lectura de Caché:</text:p>
      <text:p text:style-name="P14"/>
      <text:p text:style-name="P14">Programa Slow: Se observa un patrón similar al de los fallos de escritura, donde un tamaño de caché más grande reduce los fallos de lectura. A medida que la matriz crece, las lecturas de la memoria se hacen más frecuentes, y una caché más grande puede contener más de estos datos, reduciendo los fallos.</text:p>
      <text:p text:style-name="P14"/>
      <text:p text:style-name="P14">Programa Fast: También muestra una reducción en los fallos de lectura con el aumento del tamaño de la caché, aunque la tasa de disminución puede ser diferente en comparación con el programa slow debido a posibles diferencias en la eficiencia del acceso a los datos.</text:p>
      <text:p text:style-name="P14"/>
      <text:p text:style-name="P17">Comparación entre Slow y Fast:</text:p>
      <text:p text:style-name="P14"/>
      <text:p text:style-name="P14">En ambas gráficas, se observa que para un tamaño de caché fijo, el programa fast generalmente tiene menos fallos de caché que el programa slow. Esto indica que el programa fast es más eficiente en el manejo de la caché o en el acceso a los datos, lo que resulta en una menor cantidad de fallos de caché.</text:p>
      <text:p text:style-name="P14"/>
      <text:p text:style-name="P17">Razones de los Efectos Observados:</text:p>
      <text:p text:style-name="P14"/>
      <text:p text:style-name="P14">Localidad Temporal: Los programas que reutilizan datos o instrucciones recientemente referenciados se benefician de una caché más grande, ya que esta puede almacenar más de estos datos recientemente usados.</text:p>
      <text:p text:style-name="P14"/>
      <text:p text:style-name="P14">Localidad Espacial: Si un programa accede a datos que tienden a estar agrupados, una caché más grande puede almacenar estos grupos de datos, reduciendo los fallos.</text:p>
      <text:p text:style-name="P14"/>
      <text:p text:style-name="P14">Eficiencia del Programa: El programa fast puede estar mejor optimizado para hacer uso de la caché, tal vez a través de un mejor uso de la localidad o un diseño de algoritmo que minimice los accesos a memoria que no están en caché.</text:p>
      <text:p text:style-name="P14"/>
      <text:p text:style-name="P9">Ejercicio 3:</text:p>
      <text:p text:style-name="P15"/>
      <text:p text:style-name="P18">Tiempo de Ejecución (Execution Time):</text:p>
      <text:p text:style-name="P15"/>
      <text:p text:style-name="P15">Se observa que el tiempo de ejecución para ambos métodos aumenta exponencialmente con el tamaño de la matriz.</text:p>
      <text:p text:style-name="P15">El método transpuesto es consistentemente más rápido que el método normal para tamaños de matriz más grandes.</text:p>
      <text:p text:style-name="P15">La razón de esta mejora en el tiempo de ejecución se debe a una mejor localidad espacial y de caché en el método transpuesto, ya que acceder a los elementos de una matriz por filas (como se hace con <text:soft-page-break/>la matriz transpuesta) es más eficiente en términos de caché que hacerlo por columnas debido a cómo se almacenan los datos en memoria.</text:p>
      <text:p text:style-name="P15"/>
      <text:p text:style-name="P18">Fallos de Caché de Lectura (Cache Read Misses):</text:p>
      <text:p text:style-name="P15"/>
      <text:p text:style-name="P15">Los fallos de caché de lectura también aumentan con el tamaño de la matriz, pero la tasa de incremento es mucho mayor para el método normal en comparación con el transpuesto.</text:p>
      <text:p text:style-name="P15">Esto se debe a que el método transpuesto mejora la localidad de los datos al acceder a la memoria de una manera que es más consistente con el patrón de acceso de la caché. En contraste, el método normal sufre más fallos de caché debido a los accesos dispersos en la memoria al acceder a los elementos de la matriz B por columnas.</text:p>
      <text:p text:style-name="P15"/>
      <text:p text:style-name="P18">Fallos de Caché de Escritura (Cache Write Misses):</text:p>
      <text:p text:style-name="P15"/>
      <text:p text:style-name="P15">Los fallos de escritura aumentan con el tamaño de la matriz, aunque el incremento es más leve en comparación con los fallos de lectura.</text:p>
      <text:p text:style-name="P15">El patrón de los fallos de escritura es similar para ambos métodos, lo que sugiere que las operaciones de escritura en la matriz resultante no se ven tan afectadas por la transposición de la matriz B. Esto podría deberse a que las escrituras en la matriz de resultados C se realizan por filas en ambos métodos y, por lo tanto, disfrutan de una buena localidad espacial.</text:p>
      <text:p text:style-name="P15"/>
      <text:p text:style-name="P18">Conclusión:</text:p>
      <text:p text:style-name="P15"/>
      <text:p text:style-name="P15">El cambio de tendencia observado al variar el tamaño de las matrices refleja la importancia de la localidad de datos en la eficiencia de los accesos a la memoria. El método transpuesto demuestra mejoras significativas en el tiempo de ejecución y en los fallos de caché de lectura debido a que accede a la memoria de una manera que coincide mejor con el diseño y la optimización de los sistemas de caché modernos.</text:p>
      <text:p text:style-name="P15"/>
      <text:p text:style-name="P10">Ejercicio 4:</text:p>
      <text:p text:style-name="P16"/>
      <text:p text:style-name="P16">Las gráficas proporcionadas muestran los resultados de un estudio sobre el impacto de la configuración de la caché y el tamaño de las matrices en la multiplicación de matrices normal y traspuesta. A partir de estos datos, se pueden realizar varias observaciones y análisis:</text:p>
      <text:p text:style-name="P16"/>
      <text:p text:style-name="P16"><text:span text:style-name="T2">Fallos de Lectura de Caché (Read Misses):</text:span> La gráfica muestra un incremento significativo en el número de fallos de lectura a medida que aumenta el tamaño de la matriz. Esto es esperable porque matrices más grandes requerirán más acceso a la memoria, lo cual puede exceder la capacidad de la caché y resultar en fallos de caché. La multiplicación traspuesta tiende a tener menos fallos de lectura, lo que sugiere que acceder a los datos de una matriz traspuesta puede resultar en un patrón de acceso más favorable para la caché debido a la localidad espacial mejorada.</text:p>
      <text:p text:style-name="P16"/>
      <text:p text:style-name="P16"><text:span text:style-name="T2">Fallos de Escritura de Caché (Write Misses):</text:span> Los fallos de escritura también aumentan con el tamaño de la matriz, aunque la variabilidad es mayor, lo que podría deberse a la variabilidad en el comportamiento de escritura de la caché y cómo las escrituras son manejadas por el algoritmo de escritura de caché (write-back o write-through, por ejemplo).</text:p>
      <text:p text:style-name="P16"/>
      <text:p text:style-name="P16"><text:span text:style-name="T2">Tiempos de Ejecución:</text:span> Como se espera, los tiempos de ejecución aumentan con el tamaño de la matriz para ambas versiones de la multiplicación. La multiplicación normal muestra tiempos de ejecución más largos en comparación con la traspuesta, lo cual es coherente con el número de fallos de lectura de caché: un mayor número de fallos puede resultar en tiempos de ejecución más largos <text:soft-page-break/>debido a la necesidad de recuperar datos de niveles más bajos y más lentos de la jerarquía de memoria.</text:p>
      <text:p text:style-name="P16"/>
      <text:p text:style-name="P19">Conclusiones del Experimento:</text:p>
      <text:p text:style-name="P16"/>
      <text:p text:style-name="P16">La localidad de los datos es un factor crucial en la eficiencia de la caché. La versión traspuesta de la multiplicación de matrices mejora la localidad de los datos, lo que reduce los fallos de caché y, por tanto, mejora el tiempo de ejecución.</text:p>
      <text:p text:style-name="P16"/>
      <text:p text:style-name="P16">Los fallos de escritura parecen ser menos predecibles que los fallos de lectura, lo que sugiere que los patrones de acceso de escritura pueden no ser tan consistentemente optimizados por la traspuesta de la matriz.</text:p>
      <text:p text:style-name="P16"/>
      <text:p text:style-name="P16">La eficiencia de la caché y el rendimiento del algoritmo están fuertemente influenciados por el tamaño de la matriz en relación con el tamaño de la caché. A medida que las matrices se vuelven demasiado grandes para caber en la caché, el número de fallos aumenta dramáticamen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1T14:28:41.512312926</meta:creation-date>
    <dc:date>2023-12-04T14:41:18.671269577</dc:date>
    <meta:editing-duration>PT2H20M39S</meta:editing-duration>
    <meta:editing-cycles>11</meta:editing-cycles>
    <meta:generator>LibreOffice/7.3.7.2$Linux_X86_64 LibreOffice_project/30$Build-2</meta:generator>
    <meta:document-statistic meta:table-count="0" meta:image-count="0" meta:object-count="0" meta:page-count="9" meta:paragraph-count="191" meta:word-count="3001" meta:character-count="18305" meta:non-whitespace-character-count="15373"/>
  </office:meta>
</office:document-meta>
</file>